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1B200002CCE957DD57B.svm" manifest:media-type=""/>
  <manifest:file-entry manifest:full-path="Pictures/10000000000003C00000050073BA52C6.jpg" manifest:media-type="image/jpeg"/>
  <manifest:file-entry manifest:full-path="Pictures/10000000000003C000000500F188E126.jpg" manifest:media-type="image/jpeg"/>
  <manifest:file-entry manifest:full-path="Pictures/10000000000003C0000005008BB1C6AA.jpg" manifest:media-type="image/jpeg"/>
  <manifest:file-entry manifest:full-path="Pictures/10000000000003C000000500F347A217.jpg" manifest:media-type="image/jpeg"/>
  <manifest:file-entry manifest:full-path="Pictures/10000000000003C000000500200614F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2" svg:font-family="'Angsana New'"/>
    <style:font-face style:name="Aharoni" svg:font-family="Aharoni" style:font-pitch="variable"/>
    <style:font-face style:name="Angsana New" svg:font-family="'Angsana New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49fb7" officeooo:paragraph-rsid="00149fb7"/>
    </style:style>
    <style:style style:name="P2" style:family="paragraph">
      <style:paragraph-properties fo:text-align="center"/>
      <style:text-properties fo:font-size="12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4" text:anchor-type="paragraph" svg:x="8.802cm" svg:y="11.642cm" svg:width="8.564cm" svg:height="11.418cm" draw:z-index="3"><draw:image xlink:href="Pictures/10000000000003C000000500200614F0.jpg" xlink:type="simple" xlink:show="embed" xlink:actuate="onLoad"/></draw:frame><draw:frame draw:style-name="fr1" draw:name="Image3" text:anchor-type="paragraph" svg:x="-0.044cm" svg:y="11.642cm" svg:width="8.583cm" svg:height="11.444cm" draw:z-index="2"><draw:image xlink:href="Pictures/10000000000003C0000005008BB1C6AA.jpg" xlink:type="simple" xlink:show="embed" xlink:actuate="onLoad"/></draw:frame><draw:frame draw:style-name="fr1" draw:name="Image2" text:anchor-type="paragraph" svg:x="8.777cm" svg:y="-0.185cm" svg:width="8.583cm" svg:height="11.444cm" draw:z-index="1"><draw:image xlink:href="Pictures/10000000000003C000000500F188E126.jpg" xlink:type="simple" xlink:show="embed" xlink:actuate="onLoad"/></draw:frame><draw:frame draw:style-name="fr1" draw:name="Image1" text:anchor-type="paragraph" svg:x="-0.176cm" svg:y="-0.185cm" svg:width="8.624cm" svg:height="11.497cm" draw:z-index="0"><draw:image xlink:href="Pictures/10000000000003C00000050073BA52C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.118cm" svg:y="-0.344cm" svg:width="8.317cm" svg:height="11.088cm" draw:z-index="4"><draw:image xlink:href="Pictures/10000000000003C000000500F347A217.jpg" xlink:type="simple" xlink:show="embed" xlink:actuate="onLoad"/></draw:frame><draw:frame text:anchor-type="paragraph" draw:z-index="5" draw:name="Image 2" draw:style-name="gr1" draw:text-style-name="P2" svg:width="8.864cm" svg:height="11.085cm" svg:x="8.95cm" svg:y="-0.316cm"><draw:image xlink:href="Pictures/2000000C000021B200002CCE957DD57B.svm" xlink:type="simple" xlink:show="embed" xlink:actuate="onLoad"><text:p/></draw:image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2" svg:font-family="'Angsana New'"/>
    <style:font-face style:name="Aharoni" svg:font-family="Aharoni" style:font-pitch="variable"/>
    <style:font-face style:name="Angsana New" svg:font-family="'Angsana New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6:46:54.468000000</meta:creation-date>
    <meta:print-date>2015-07-29T16:58:18.937000000</meta:print-date>
    <dc:date>2015-08-10T15:17:20.568000000</dc:date>
    <meta:editing-duration>PT20M34S</meta:editing-duration>
    <meta:editing-cycles>2</meta:editing-cycles>
    <meta:generator>LibreOffice/4.3.0.4$Windows_x86 LibreOffice_project/62ad5818884a2fc2e5780dd45466868d41009ec0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